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a89d9" officeooo:paragraph-rsid="001a89d9"/>
    </style:style>
    <style:style style:name="P2" style:family="paragraph" style:parent-style-name="Standard">
      <style:paragraph-properties fo:text-align="start" style:justify-single-word="false"/>
      <style:text-properties officeooo:rsid="001a89d9" officeooo:paragraph-rsid="001a89d9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start" style:justify-single-word="false"/>
      <style:text-properties officeooo:rsid="001a89d9" officeooo:paragraph-rsid="001a89d9"/>
    </style:style>
    <style:style style:name="P5" style:family="paragraph" style:parent-style-name="Standard">
      <style:paragraph-properties fo:text-align="start" style:justify-single-word="false"/>
      <style:text-properties officeooo:rsid="001a89d9" officeooo:paragraph-rsid="001a89d9"/>
    </style:style>
    <style:style style:name="P6" style:family="paragraph" style:parent-style-name="Standard">
      <style:paragraph-properties fo:text-align="start" style:justify-single-word="false"/>
      <style:text-properties officeooo:rsid="001a89d9" officeooo:paragraph-rsid="001f9824"/>
    </style:style>
    <style:style style:name="P7" style:family="paragraph" style:parent-style-name="Standard">
      <style:paragraph-properties fo:text-align="start" style:justify-single-word="false"/>
      <style:text-properties officeooo:rsid="001a89d9" officeooo:paragraph-rsid="0020b153"/>
    </style:style>
    <style:style style:name="T1" style:family="text">
      <style:text-properties officeooo:rsid="001d6282"/>
    </style:style>
    <style:style style:name="T2" style:family="text">
      <style:text-properties officeooo:rsid="001f9824"/>
    </style:style>
    <style:style style:name="T3" style:family="text">
      <style:text-properties officeooo:rsid="0020b153"/>
    </style:style>
    <style:style style:name="T4" style:family="text">
      <style:text-properties officeooo:rsid="002135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NH THANH HAI</text:p>
      <text:p text:style-name="P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4">Non-terminal/règle</text:p>
          </table:table-cell>
          <table:table-cell table:style-name="Table1.A1" office:value-type="string">
            <text:p text:style-name="P3"><text:s/>Catégorie syntaxique</text:p>
          </table:table-cell>
          <table:table-cell table:style-name="Table1.C1" office:value-type="string">
            <text:p text:style-name="P3">Exemple</text:p>
          </table:table-cell>
        </table:table-row>
        <table:table-row>
          <table:table-cell table:style-name="Table1.A2" office:value-type="string">
            <text:p text:style-name="P3">Function</text:p>
          </table:table-cell>
          <table:table-cell table:style-name="Table1.A2" office:value-type="string">
            <text:p text:style-name="P3">déclaration de fonction</text:p>
          </table:table-cell>
          <table:table-cell table:style-name="Table1.C2" office:value-type="string">
            <text:p text:style-name="P3">int fact(int n) {..}</text:p>
          </table:table-cell>
        </table:table-row>
        <table:table-row>
          <table:table-cell table:style-name="Table1.A2" office:value-type="string">
            <text:p text:style-name="P3">declare_args</text:p>
          </table:table-cell>
          <table:table-cell table:style-name="Table1.A2" office:value-type="string">
            <text:p text:style-name="P3"><text:s/>déclaration d’arguments</text:p>
          </table:table-cell>
          <table:table-cell table:style-name="Table1.C2" office:value-type="string">
            <text:p text:style-name="P3"><text:s/>int p dans input(p) or int p,q; dans f(p,q);</text:p>
          </table:table-cell>
        </table:table-row>
        <table:table-row>
          <table:table-cell table:style-name="Table1.A2" office:value-type="string">
            <text:p text:style-name="P3">declare_local_vars</text:p>
          </table:table-cell>
          <table:table-cell table:style-name="Table1.A2" office:value-type="string">
            <text:p text:style-name="P3">déclaration local variables</text:p>
          </table:table-cell>
          <table:table-cell table:style-name="Table1.C2" office:value-type="string">
            <text:p text:style-name="P3"><text:s/>int x ; int y;</text:p>
          </table:table-cell>
        </table:table-row>
        <table:table-row>
          <table:table-cell table:style-name="Table1.A2" office:value-type="string">
            <text:p text:style-name="P3">Règle l.123</text:p>
          </table:table-cell>
          <table:table-cell table:style-name="Table1.A2" office:value-type="string">
            <text:p text:style-name="P3"><text:s/>un appel de fonction</text:p>
          </table:table-cell>
          <table:table-cell table:style-name="Table1.C2" office:value-type="string">
            <text:p text:style-name="P3"><text:s/>fact(5<text:span text:style-name="T1">) ;</text:span></text:p>
          </table:table-cell>
        </table:table-row>
        <table:table-row>
          <table:table-cell table:style-name="Table1.A2" office:value-type="string">
            <text:p text:style-name="P3">caller_arg_list</text:p>
          </table:table-cell>
          <table:table-cell table:style-name="Table1.A2" office:value-type="string">
            <text:p text:style-name="P3">l’appel des arguments de fonctions</text:p>
          </table:table-cell>
          <table:table-cell table:style-name="Table1.C2" office:value-type="string">
            <text:p text:style-name="P3">x, x + y dans la fonction f(x, x+y)</text:p>
          </table:table-cell>
        </table:table-row>
        <table:table-row>
          <table:table-cell table:style-name="Table1.A2" office:value-type="string">
            <text:p text:style-name="P3">règle l.200</text:p>
          </table:table-cell>
          <table:table-cell table:style-name="Table1.A2" office:value-type="string">
            <text:p text:style-name="P3"><text:s/>return expresion</text:p>
          </table:table-cell>
          <table:table-cell table:style-name="Table1.C2" office:value-type="string">
            <text:p text:style-name="P3"><text:s/>return p + q;</text:p>
          </table:table-cell>
        </table:table-row>
        <table:table-row>
          <table:table-cell table:style-name="Table1.A2" office:value-type="string">
            <text:p text:style-name="P3">function_list</text:p>
          </table:table-cell>
          <table:table-cell table:style-name="Table1.A2" office:value-type="string">
            <text:p text:style-name="P3"><text:s/>liste des fonctions</text:p>
          </table:table-cell>
          <table:table-cell table:style-name="Table1.C2" office:value-type="string">
            <text:p text:style-name="P3"><text:s/>input(p); input(q);</text:p>
          </table:table-cell>
        </table:table-row>
        <table:table-row>
          <table:table-cell table:style-name="Table1.A2" office:value-type="string">
            <text:p text:style-name="P3">prog</text:p>
          </table:table-cell>
          <table:table-cell table:style-name="Table1.A2" office:value-type="string">
            <text:p text:style-name="P3">main production</text:p>
          </table:table-cell>
          <table:table-cell table:style-name="Table1.C2" office:value-type="string">
            <text:p text:style-name="P3"><text:s/>program = declaratión + statements</text:p>
          </table:table-cell>
        </table:table-row>
      </table:table>
      <text:p text:style-name="P2"/>
      <text:p text:style-name="P2">COMPILATION DES APPELS DE FONCTION</text:p>
      <text:p text:style-name="P2"/>
      <text:p text:style-name="P7">1. <text:s/>grâce à la fonction <text:span text:style-name="T3">push(get_slot($1)) , les fonctions sont poussés sur la pile</text:span></text:p>
      <text:p text:style-name="P7">2.</text:p>
      <text:p text:style-name="P7">3. $1</text:p>
      <text:p text:style-name="P2"/>
      <text:p text:style-name="P2"/>
      <text:p text:style-name="P2"/>
      <text:p text:style-name="P2">COMPI<text:span text:style-name="T2">LATION DES FONCTIONS</text:span></text:p>
      <text:p text:style-name="P2"/>
      <text:p text:style-name="P6">1.</text:p>
      <text:p text:style-name="P6">- l’action de declare_args: il stock des vari<text:span text:style-name="T2">ables arguments de fonctions .</text:span></text:p>
      <text:p text:style-name="P6"><text:span text:style-name="T2">Par exemple: fact(5) donc il stock la value 5</text:span></text:p>
      <text:p text:style-name="P6">- l’action de declare_local_vars: il stock les variabl<text:span text:style-name="T2">es locales .</text:span></text:p>
      <text:p text:style-name="P6"><text:span text:style-name="T2">Par exemple:</text:span></text:p>
      <text:p text:style-name="P6"><text:s/>int fact( int n) {</text:p>
      <text:p text:style-name="P6"><text:s text:c="3"/>int tmp;</text:p>
      <text:p text:style-name="P6"><text:s/>.…</text:p>
      <text:p text:style-name="P6">} </text:p>
      <text:p text:style-name="P6">donc il stock la varia<text:span text:style-name="T2">ble tmp</text:span></text:p>
      <text:p text:style-name="P6"><text:s/></text:p>
      <text:p text:style-name="P6">2.</text:p>
      <text:p text:style-name="P6"/>
      <text:p text:style-name="P2">COMPIL<text:span text:style-name="T4">ATION DU RETURN</text:span></text:p>
      <text:p text:style-name="P2"/>
      <text:p text:style-name="P2">1. L’instruction à utilỉe pour le return:</text:p>
      <text:p text:style-name="P2"><text:s text:c="2"/>[| return E;|] = [| E |] iret nb_arguments;</text:p>
      <text:p text:style-name="P2"/>
      <text:p text:style-name="P2">2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5T17:49:59.731533363</meta:creation-date>
    <dc:date>2018-06-06T01:47:25.663980003</dc:date>
    <meta:editing-duration>PT1H46M9S</meta:editing-duration>
    <meta:editing-cycles>7</meta:editing-cycles>
    <meta:generator>LibreOffice/5.1.6.2$Linux_X86_64 LibreOffice_project/10m0$Build-2</meta:generator>
    <meta:document-statistic meta:table-count="1" meta:image-count="0" meta:object-count="0" meta:page-count="1" meta:paragraph-count="49" meta:word-count="176" meta:character-count="1053" meta:non-whitespace-character-count="903"/>
  </office:meta>
</office:document-meta>
</file>